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Century Gothic" svg:font-family="'Century Gothic'" style:font-family-generic="swiss" style:font-pitch="variable"/>
    <style:font-face style:name="Consolas" svg:font-family="Consolas, 'Courier New', monospac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ato Semibold" fo:font-size="44pt" fo:language="en" fo:country="US" officeooo:rsid="001658af" officeooo:paragraph-rsid="001658af" style:font-size-asian="44pt" style:font-size-complex="44pt"/>
    </style:style>
    <style:style style:name="P2" style:family="paragraph" style:parent-style-name="Standard">
      <style:text-properties style:font-name="Century Gothic" fo:font-size="15pt" fo:language="uk" fo:country="UA" officeooo:rsid="001658af" officeooo:paragraph-rsid="001658af" style:font-size-asian="15pt" style:font-size-complex="15pt"/>
    </style:style>
    <style:style style:name="P3" style:family="paragraph" style:parent-style-name="Standard">
      <style:text-properties style:font-name="Century Gothic" fo:font-size="15pt" fo:language="en" fo:country="US" officeooo:rsid="001658af" officeooo:paragraph-rsid="001658af" style:font-size-asian="15pt" style:font-size-complex="15pt"/>
    </style:style>
    <style:style style:name="P4" style:family="paragraph" style:parent-style-name="Standard">
      <style:text-properties style:font-name="Century Gothic" fo:font-size="15pt" fo:language="ru" fo:country="RU" officeooo:rsid="001658af" officeooo:paragraph-rsid="001658af" style:font-size-asian="15pt" style:font-size-complex="15pt"/>
    </style:style>
    <style:style style:name="P5" style:family="paragraph" style:parent-style-name="Standard">
      <style:text-properties style:font-name="Century Gothic" fo:font-size="15pt" officeooo:paragraph-rsid="001658af" style:font-size-asian="15pt" style:font-size-complex="15pt"/>
    </style:style>
    <style:style style:name="P6" style:family="paragraph" style:parent-style-name="Standard">
      <style:text-properties style:font-name="Century Gothic" fo:font-size="15pt" officeooo:rsid="001658af" officeooo:paragraph-rsid="001658af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9.25pt" style:font-size-complex="22pt"/>
    </style:style>
    <style:style style:name="T3" style:family="text">
      <style:text-properties fo:language="en" fo:country="US" officeooo:rsid="001658af" style:font-size-asian="19.25pt" style:font-size-complex="22pt"/>
    </style:style>
    <style:style style:name="T4" style:family="text">
      <style:text-properties fo:language="en" fo:country="US" officeooo:rsid="001658af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size-asian="19.25pt" style:font-size-complex="22pt"/>
    </style:style>
    <style:style style:name="T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Lesson</text:p>
      <text:p text:style-name="P2">1. <text:span text:style-name="T1">django-admin startproject blog</text:span></text:p>
      <text:p text:style-name="P3">2. cd blog</text:p>
      <text:p text:style-name="P4">3. <text:span text:style-name="T1">django-admin startapp blogapp</text:span></text:p>
      <text:p text:style-name="P3">4. INSTALLED APPS = [“blogapp.apps.BlogappConfig”]</text:p>
      <text:p text:style-name="P3">5. cd blogapp</text:p>
      <text:p text:style-name="P3">6. Create folder “templates” and “static”</text:p>
      <text:p text:style-name="P3">7. cd templates</text:p>
      <text:p text:style-name="P3">8. Create folder “blogapp”</text:p>
      <text:p text:style-name="P3">9. cd blogapp</text:p>
      <text:p text:style-name="P3">10. Create file “index.html” and go to the “index.html”</text:p>
      <text:p text:style-name="P3">11. “!” Emmet Abbreviations in “index.html”</text:p>
      <text:p text:style-name="P3">12. &lt;h1&gt;<text:span text:style-name="T7">Всі блоги</text:span>&lt;/h1&gt; </text:p>
      <text:p text:style-name="P3">13. Go to views.py</text:p>
      <text:p text:style-name="P3">14. Create function</text:p>
      <text:p text:style-name="P3">“</text:p>
      <text:p text:style-name="P3">def show_blog(request):</text:p>
      <text:p text:style-name="P3">”</text:p>
      <text:p text:style-name="P3">15. Write code in function “show_blog</text:p>
      <text:p text:style-name="P3">‘</text:p>
      <text:p text:style-name="P3">return render(request, “blogapp/index.html”)</text:p>
      <text:p text:style-name="P3">’</text:p>
      <text:p text:style-name="P3">16. Go to ulrs.py</text:p>
      <text:p text:style-name="P3">17. from blogapp.views import *</text:p>
      <text:p text:style-name="P3">18. path(“blog/”,show_blog)</text:p>
      <text:p text:style-name="P3">19. Now lets run server using “python manage.py runserver” and check it out.</text:p>
      <text:p text:style-name="P3">20. go to models.py</text:p>
      <text:p text:style-name="P5"><text:span text:style-name="T4">21.</text:span></text:p>
      <text:p text:style-name="P5"><text:span text:style-name="T4">class Article(models.Model):</text:span></text:p>
      <text:p text:style-name="P6"><text:span text:style-name="T1"><text:tab/>title = models.CharField(max_length = 255)</text:span></text:p>
      <text:p text:style-name="P6"><text:span text:style-name="T1"><text:tab/>content = models.TextField()</text:span></text:p>
      <text:p text:style-name="P6"><text:span text:style-name="T1">22. cd ../../..</text:span></text:p>
      <text:p text:style-name="P6"><text:span text:style-name="T1">23. python manage.py makemigrations</text:span></text:p>
      <text:p text:style-name="P6"><text:span text:style-name="T1">24. python manage.py migrate</text:span></text:p>
      <text:p text:style-name="P6"><text:span text:style-name="T1">25. Check DataBase using SQLiteStudio</text:span></text:p>
      <text:p text:style-name="P6"><text:span text:style-name="T1">26. Go to views.py</text:span></text:p>
      <text:p text:style-name="P6"><text:soft-page-break/><text:span text:style-name="T1">27. from .models import Article</text:span></text:p>
      <text:p text:style-name="P6"><text:span text:style-name="T1">28. In function “show_blog” write code</text:span></text:p>
      <text:p text:style-name="P6"><text:span text:style-name="T1">“</text:span></text:p>
      <text:p text:style-name="P6"><text:span text:style-name="T1">article = Article.objects.get(pk=1)</text:span></text:p>
      <text:p text:style-name="P6"><text:span text:style-name="T1">”</text:span></text:p>
      <text:p text:style-name="P6"><text:span text:style-name="T1">29. Continue on code</text:span></text:p>
      <text:p text:style-name="P6"><text:span text:style-name="T1">“</text:span></text:p>
      <text:p text:style-name="P6"><text:span text:style-name="T1">return render(request, ‘blogapp/index.html’, context={“article”:article}</text:span></text:p>
      <text:p text:style-name="P6"><text:span text:style-name="T1">”</text:span></text:p>
      <text:p text:style-name="P6"><text:span text:style-name="T1">30. Go to the index.html</text:span></text:p>
      <text:p text:style-name="P6"><text:span text:style-name="T1">31. Code in &lt;body&gt;&lt;/body&gt;</text:span></text:p>
      <text:p text:style-name="P6"><text:span text:style-name="T1">“</text:span></text:p>
      <text:p text:style-name="P6"><text:span text:style-name="T1">&lt;h3&gt;{{article.title}}&lt;/h3&gt;</text:span></text:p>
      <text:p text:style-name="P6"><text:span text:style-name="T1">&lt;p&gt;{{article.content}}&lt;/p&gt;</text:span></text:p>
      <text:p text:style-name="P6"><text:span text:style-name="T1">”</text:span></text:p>
      <text:p text:style-name="P6"><text:span text:style-name="T1">32. Run server using</text:span></text:p>
      <text:p text:style-name="P6"><text:span text:style-name="T1">“</text:span></text:p>
      <text:p text:style-name="P6"><text:span text:style-name="T1">python manage.py runserver</text:span></text:p>
      <text:p text:style-name="P6"><text:span text:style-name="T1">”</text:span></text:p>
      <text:p text:style-name="P6"><text:span text:style-name="T1">to check text which taken by database</text:span></text:p>
      <text:p text:style-name="P6"><text:span text:style-name="T1">33. Go to models.py</text:span></text:p>
      <text:p text:style-name="P6"><text:span text:style-name="T1">34. Write code in class “Article”:</text:span></text:p>
      <text:p text:style-name="P6"><text:span text:style-name="T1">author = models.CharField(max_length = 255)</text:span></text:p>
      <text:p text:style-name="P6"><text:span text:style-name="T1">35. python manage.py makemigrations</text:span></text:p>
      <text:p text:style-name="P6"><text:span text:style-name="T1">36. Choose the second way in terminal (just write 2)</text:span></text:p>
      <text:p text:style-name="P6"><text:span text:style-name="T1">37. write code in class “Article”:</text:span></text:p>
      <text:p text:style-name="P6"><text:span text:style-name="T1">author = models.CharField(max_length = 255, default = ‘</text:span><text:span text:style-name="T5">Автор не указан’</text:span><text:span text:style-name="T1">) </text:span></text:p>
      <text:p text:style-name="P6"><text:span text:style-name="T1">38. python manage.py migrate</text:span></text:p>
      <text:p text:style-name="P6"><text:span text:style-name="T1">39. In index.html</text:span></text:p>
      <text:p text:style-name="P6">&lt;<text:span text:style-name="T1">p&gt;</text:span><text:span text:style-name="T5">Автор:</text:span><text:span text:style-name="T1">{{article.author}}&lt;/p&gt;</text:span></text:p>
      <text:p text:style-name="P3">40. “python manage.py runserver” and.. that’s all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Century Gothic" svg:font-family="'Century Gothic'" style:font-family-generic="swiss" style:font-pitch="variable"/>
    <style:font-face style:name="Consolas" svg:font-family="Consolas, 'Courier New', monospac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19:38:19.709000000</meta:creation-date>
    <dc:date>2022-11-06T21:14:31.687000000</dc:date>
    <meta:editing-duration>PT1H36M12S</meta:editing-duration>
    <meta:editing-cycles>1</meta:editing-cycles>
    <meta:document-statistic meta:table-count="0" meta:image-count="0" meta:object-count="0" meta:page-count="2" meta:paragraph-count="67" meta:word-count="250" meta:character-count="1721" meta:non-whitespace-character-count="1534"/>
    <meta:generator>LibreOffice/7.4.2.3$Windows_X86_64 LibreOffice_project/382eef1f22670f7f4118c8c2dd222ec7ad009daf</meta:generator>
  </office:meta>
</office:document-meta>
</file>